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20.103cm" svg:y="8.5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094cm" svg:y="1.189cm">
            <draw:object draw:notify-on-update-of-ranges="Sheet1.A2:Sheet1.A5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of node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1418" calcext:value-type="float">
            <text:p>0.711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04879" calcext:value-type="float">
            <text:p>2.0048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6121" calcext:value-type="float">
            <text:p>3.56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28237" calcext:value-type="float">
            <text:p>5.228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0:33:16.650159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14.881277487</meta:creation-date>
    <meta:generator>LibreOffice/6.4.7.2$Linux_X86_64 LibreOffice_project/40$Build-2</meta:generator>
    <dc:date>2022-09-26T10:36:58.923393929</dc:date>
    <meta:editing-duration>PT15M31S</meta:editing-duration>
    <meta:editing-cycles>4</meta:editing-cycles>
    <meta:document-statistic meta:table-count="1" meta:cell-count="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0cm" svg:y="0cm" style:legend-expansion="high" chart:style-name="ch2"/>
        <chart:plot-area chart:style-name="ch3" svg:x="0.319cm" svg:y="0.18cm" svg:width="15.15cm" svg:height="8.646cm">
          <chartooo:coordinate-region svg:x="0.94cm" svg:y="0.379cm" svg:width="14.529cm" svg:height="8.248cm"/>
          <chart:axis chart:dimension="x" chart:name="primary-x" chart:style-name="ch4"/>
          <chart:axis chart:dimension="y" chart:name="primary-y" chart:style-name="ch4">
            <chart:grid chart:style-name="ch5" chart:class="min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:Sheet1.B5" chart:data-source-has-labels="column" svg:x="0.32cm" svg:y="0.18cm" svg:width="12.508cm" svg:height="8.64cm">
          <chartooo:coordinate-region svg:x="0.756cm" svg:y="0.379cm" svg:width="11.885cm" svg:height="7.794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0.711418">
                <text:p>0.711418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04879">
                <text:p>2.0048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6121">
                <text:p>3.561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228237">
                <text:p>5.228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